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885e7" officeooo:paragraph-rsid="001885e7" style:font-size-asian="15.75pt" style:font-size-complex="18pt"/>
    </style:style>
    <style:style style:name="P2" style:family="paragraph" style:parent-style-name="Standard">
      <style:text-properties fo:font-size="18pt" officeooo:rsid="001bda5b" officeooo:paragraph-rsid="001bda5b" style:font-size-asian="15.75pt" style:font-size-complex="18pt"/>
    </style:style>
    <style:style style:name="P3" style:family="paragraph" style:parent-style-name="Standard">
      <style:text-properties fo:font-size="18pt" officeooo:rsid="001ca818" officeooo:paragraph-rsid="001ca818" style:font-size-asian="15.75pt" style:font-size-complex="18pt"/>
    </style:style>
    <style:style style:name="P4" style:family="paragraph" style:parent-style-name="Standard">
      <style:text-properties fo:font-size="18pt" officeooo:rsid="001e8558" officeooo:paragraph-rsid="001e8558" style:font-size-asian="15.75pt" style:font-size-complex="18pt"/>
    </style:style>
    <style:style style:name="P5" style:family="paragraph" style:parent-style-name="Standard">
      <style:text-properties fo:font-size="18pt" officeooo:rsid="001f034c" officeooo:paragraph-rsid="001f034c" style:font-size-asian="15.75pt" style:font-size-complex="18pt"/>
    </style:style>
    <style:style style:name="P6" style:family="paragraph" style:parent-style-name="Standard">
      <style:text-properties fo:font-size="18pt" officeooo:rsid="00226e23" officeooo:paragraph-rsid="00226e23" style:font-size-asian="15.75pt" style:font-size-complex="18pt"/>
    </style:style>
    <style:style style:name="P7" style:family="paragraph" style:parent-style-name="Standard">
      <style:text-properties fo:font-size="18pt" officeooo:rsid="0022a405" officeooo:paragraph-rsid="0022a405" style:font-size-asian="15.75pt" style:font-size-complex="18pt"/>
    </style:style>
    <style:style style:name="P8" style:family="paragraph" style:parent-style-name="Standard">
      <style:text-properties fo:font-size="18pt" officeooo:rsid="0026d0e3" officeooo:paragraph-rsid="0026d0e3" style:font-size-asian="15.75pt" style:font-size-complex="18pt"/>
    </style:style>
    <style:style style:name="P9" style:family="paragraph" style:parent-style-name="Standard">
      <style:text-properties fo:font-size="18pt" officeooo:rsid="0027abc7" officeooo:paragraph-rsid="0027abc7" style:font-size-asian="15.75pt" style:font-size-complex="18pt"/>
    </style:style>
    <style:style style:name="P10" style:family="paragraph" style:parent-style-name="Standard">
      <style:text-properties fo:font-size="18pt" officeooo:rsid="0028fa61" officeooo:paragraph-rsid="0028fa61" style:font-size-asian="15.75pt" style:font-size-complex="18pt"/>
    </style:style>
    <style:style style:name="P11" style:family="paragraph" style:parent-style-name="Standard">
      <style:text-properties fo:font-size="18pt" officeooo:rsid="0028fa61" officeooo:paragraph-rsid="0029b392" style:font-size-asian="15.75pt" style:font-size-complex="18pt"/>
    </style:style>
    <style:style style:name="P12" style:family="paragraph" style:parent-style-name="Standard">
      <style:text-properties fo:font-size="18pt" officeooo:rsid="0029b392" officeooo:paragraph-rsid="0029b392" style:font-size-asian="15.75pt" style:font-size-complex="18pt"/>
    </style:style>
    <style:style style:name="P13" style:family="paragraph" style:parent-style-name="Standard">
      <style:text-properties fo:font-size="18pt" officeooo:rsid="002a47a6" officeooo:paragraph-rsid="0029b392" style:font-size-asian="15.75pt" style:font-size-complex="18pt"/>
    </style:style>
    <style:style style:name="P14" style:family="paragraph" style:parent-style-name="Standard">
      <style:text-properties fo:font-size="18pt" officeooo:rsid="002a47a6" officeooo:paragraph-rsid="002a47a6" style:font-size-asian="15.75pt" style:font-size-complex="18pt"/>
    </style:style>
    <style:style style:name="P15" style:family="paragraph" style:parent-style-name="Standard">
      <style:text-properties fo:font-size="18pt" officeooo:rsid="002a6d2a" officeooo:paragraph-rsid="002a6d2a" style:font-size-asian="15.75pt" style:font-size-complex="18pt"/>
    </style:style>
    <style:style style:name="P16" style:family="paragraph" style:parent-style-name="Standard">
      <style:text-properties fo:font-size="18pt" officeooo:rsid="002b00fc" officeooo:paragraph-rsid="002b00fc" style:font-size-asian="15.75pt" style:font-size-complex="18pt"/>
    </style:style>
    <style:style style:name="P17" style:family="paragraph" style:parent-style-name="Standard">
      <style:text-properties fo:font-size="18pt" officeooo:rsid="002cb2b5" officeooo:paragraph-rsid="002cb2b5" style:font-size-asian="15.75pt" style:font-size-complex="18pt"/>
    </style:style>
    <style:style style:name="P18" style:family="paragraph" style:parent-style-name="Standard">
      <style:text-properties fo:font-size="18pt" officeooo:rsid="002cb2b5" officeooo:paragraph-rsid="002ceff3" style:font-size-asian="15.75pt" style:font-size-complex="18pt"/>
    </style:style>
    <style:style style:name="P19" style:family="paragraph" style:parent-style-name="Standard">
      <style:text-properties fo:font-size="18pt" officeooo:rsid="0031cdbb" officeooo:paragraph-rsid="0031cdbb" style:font-size-asian="15.75pt" style:font-size-complex="18pt"/>
    </style:style>
    <style:style style:name="P20" style:family="paragraph" style:parent-style-name="Standard">
      <style:text-properties fo:font-size="18pt" officeooo:rsid="0031e743" officeooo:paragraph-rsid="0031e743" style:font-size-asian="15.75pt" style:font-size-complex="18pt"/>
    </style:style>
    <style:style style:name="P21" style:family="paragraph" style:parent-style-name="Standard">
      <style:text-properties fo:font-size="18pt" officeooo:rsid="00323f7e" officeooo:paragraph-rsid="00323f7e" style:font-size-asian="15.75pt" style:font-size-complex="18pt"/>
    </style:style>
    <style:style style:name="P22" style:family="paragraph" style:parent-style-name="Standard">
      <style:text-properties fo:font-size="18pt" officeooo:rsid="00331d1a" officeooo:paragraph-rsid="00331d1a" style:font-size-asian="15.75pt" style:font-size-complex="18pt"/>
    </style:style>
    <style:style style:name="P23" style:family="paragraph" style:parent-style-name="Standard">
      <style:text-properties fo:font-size="18pt" officeooo:rsid="00333407" officeooo:paragraph-rsid="00333407" style:font-size-asian="15.75pt" style:font-size-complex="18pt"/>
    </style:style>
    <style:style style:name="P24" style:family="paragraph" style:parent-style-name="Standard">
      <style:text-properties fo:font-size="18pt" officeooo:rsid="0037a9df" officeooo:paragraph-rsid="0037a9df" style:font-size-asian="15.75pt" style:font-size-complex="18pt"/>
    </style:style>
    <style:style style:name="P25" style:family="paragraph" style:parent-style-name="Standard">
      <style:text-properties fo:font-size="18pt" officeooo:rsid="0037a9df" officeooo:paragraph-rsid="00333407" style:font-size-asian="15.75pt" style:font-size-complex="18pt"/>
    </style:style>
    <style:style style:name="P26" style:family="paragraph" style:parent-style-name="Standard">
      <style:text-properties fo:font-size="18pt" officeooo:rsid="0038f56f" officeooo:paragraph-rsid="0038f56f" style:font-size-asian="15.75pt" style:font-size-complex="18pt"/>
    </style:style>
    <style:style style:name="P27" style:family="paragraph" style:parent-style-name="Standard">
      <style:text-properties fo:font-size="18pt" officeooo:rsid="003b9c99" officeooo:paragraph-rsid="003b9c99" style:font-size-asian="15.75pt" style:font-size-complex="18pt"/>
    </style:style>
    <style:style style:name="P28" style:family="paragraph" style:parent-style-name="Standard">
      <style:text-properties fo:font-size="18pt" officeooo:rsid="0040dab4" officeooo:paragraph-rsid="0040dab4" style:font-size-asian="15.75pt" style:font-size-complex="18pt"/>
    </style:style>
    <style:style style:name="P29" style:family="paragraph" style:parent-style-name="Standard">
      <style:text-properties fo:font-size="18pt" officeooo:rsid="001e7c6d" officeooo:paragraph-rsid="0040dab4" style:font-size-asian="15.75pt" style:font-size-complex="18pt"/>
    </style:style>
    <style:style style:name="P30" style:family="paragraph" style:parent-style-name="Standard">
      <style:text-properties fo:font-size="18pt" officeooo:rsid="00422f63" officeooo:paragraph-rsid="00422f63" style:font-size-asian="15.75pt" style:font-size-complex="18pt"/>
    </style:style>
    <style:style style:name="P31" style:family="paragraph" style:parent-style-name="Standard">
      <style:text-properties fo:font-size="18pt" officeooo:rsid="0042c9da" officeooo:paragraph-rsid="0042c9da" style:font-size-asian="15.75pt" style:font-size-complex="18pt"/>
    </style:style>
    <style:style style:name="P32" style:family="paragraph" style:parent-style-name="Standard">
      <style:text-properties style:text-line-through-style="none" style:text-line-through-type="none" fo:font-size="18pt" officeooo:rsid="001f034c" officeooo:paragraph-rsid="001f034c" style:font-size-asian="15.75pt" style:font-size-complex="18pt"/>
    </style:style>
    <style:style style:name="P33" style:family="paragraph" style:parent-style-name="Standard">
      <style:text-properties style:text-line-through-style="none" style:text-line-through-type="none" fo:font-size="18pt" officeooo:rsid="001f034c" officeooo:paragraph-rsid="0026d0e3" style:font-size-asian="15.75pt" style:font-size-complex="18pt"/>
    </style:style>
    <style:style style:name="P34" style:family="paragraph" style:parent-style-name="Standard">
      <style:text-properties style:text-line-through-style="none" style:text-line-through-type="none" fo:font-size="18pt" officeooo:rsid="0020d71c" officeooo:paragraph-rsid="0020d71c" style:font-size-asian="15.75pt" style:font-size-complex="18pt"/>
    </style:style>
    <style:style style:name="P35" style:family="paragraph" style:parent-style-name="Standard">
      <style:text-properties style:text-line-through-style="none" style:text-line-through-type="none" fo:font-size="18pt" officeooo:rsid="00226e23" officeooo:paragraph-rsid="00226e23" style:font-size-asian="15.75pt" style:font-size-complex="18pt"/>
    </style:style>
    <style:style style:name="P36" style:family="paragraph" style:parent-style-name="Standard">
      <style:text-properties style:text-line-through-style="none" style:text-line-through-type="none" fo:font-size="18pt" officeooo:rsid="0022a405" officeooo:paragraph-rsid="0022a405" style:font-size-asian="15.75pt" style:font-size-complex="18pt"/>
    </style:style>
    <style:style style:name="P37" style:family="paragraph" style:parent-style-name="Standard">
      <style:text-properties style:text-line-through-style="none" style:text-line-through-type="none" fo:font-size="18pt" officeooo:rsid="0024d9c7" officeooo:paragraph-rsid="0024d9c7" style:font-size-asian="15.75pt" style:font-size-complex="18pt"/>
    </style:style>
    <style:style style:name="P38" style:family="paragraph" style:parent-style-name="Standard">
      <style:text-properties style:text-line-through-style="none" style:text-line-through-type="none" fo:font-size="18pt" officeooo:rsid="0026d0e3" officeooo:paragraph-rsid="0026d0e3" style:font-size-asian="15.75pt" style:font-size-complex="18pt"/>
    </style:style>
    <style:style style:name="P39" style:family="paragraph" style:parent-style-name="Standard">
      <style:text-properties style:text-line-through-style="none" style:text-line-through-type="none" fo:font-size="18pt" officeooo:rsid="0027abc7" officeooo:paragraph-rsid="0027abc7" style:font-size-asian="15.75pt" style:font-size-complex="18pt"/>
    </style:style>
    <style:style style:name="P40" style:family="paragraph" style:parent-style-name="Standard">
      <style:text-properties officeooo:rsid="0026d0e3" officeooo:paragraph-rsid="0026d0e3"/>
    </style:style>
    <style:style style:name="P41" style:family="paragraph" style:parent-style-name="Standard">
      <style:text-properties officeooo:paragraph-rsid="0029b392"/>
    </style:style>
    <style:style style:name="P42" style:family="paragraph" style:parent-style-name="Standard">
      <style:text-properties fo:font-size="18pt" officeooo:rsid="0040dab4" officeooo:paragraph-rsid="0040dab4" style:font-size-asian="15.75pt" style:font-size-complex="18pt"/>
    </style:style>
    <style:style style:name="P43" style:family="paragraph" style:parent-style-name="Standard">
      <style:text-properties fo:font-size="18pt" officeooo:rsid="0043da25" officeooo:paragraph-rsid="0043da25" style:font-size-asian="15.75pt" style:font-size-complex="18pt"/>
    </style:style>
    <style:style style:name="P44" style:family="paragraph" style:parent-style-name="Standard">
      <style:text-properties fo:font-size="18pt" officeooo:rsid="00422f63" officeooo:paragraph-rsid="00422f63" style:font-size-asian="15.75pt" style:font-size-complex="18pt"/>
    </style:style>
    <style:style style:name="P45" style:family="paragraph" style:parent-style-name="Standard">
      <style:text-properties fo:font-size="18pt" officeooo:rsid="00465ed9" officeooo:paragraph-rsid="00465ed9" style:font-size-asian="15.75pt" style:font-size-complex="18pt"/>
    </style:style>
    <style:style style:name="P46" style:family="paragraph" style:parent-style-name="Standard">
      <style:text-properties fo:font-size="18pt" officeooo:rsid="0046b903" officeooo:paragraph-rsid="0046b903" style:font-size-asian="15.75pt" style:font-size-complex="18pt"/>
    </style:style>
    <style:style style:name="P47" style:family="paragraph" style:parent-style-name="Standard">
      <style:text-properties fo:font-size="18pt" officeooo:rsid="00474e90" officeooo:paragraph-rsid="00474e90" style:font-size-asian="15.75pt" style:font-size-complex="18pt"/>
    </style:style>
    <style:style style:name="P48" style:family="paragraph" style:parent-style-name="Standard">
      <style:text-properties fo:font-size="18pt" officeooo:rsid="004855cb" officeooo:paragraph-rsid="004855cb" style:font-size-asian="15.75pt" style:font-size-complex="18pt"/>
    </style:style>
    <style:style style:name="T1" style:family="text">
      <style:text-properties officeooo:rsid="001a2661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2a405"/>
    </style:style>
    <style:style style:name="T5" style:family="text">
      <style:text-properties style:text-line-through-style="none" style:text-line-through-type="none" officeooo:rsid="00248589"/>
    </style:style>
    <style:style style:name="T6" style:family="text">
      <style:text-properties style:text-line-through-style="none" style:text-line-through-type="none" officeooo:rsid="0024d78c"/>
    </style:style>
    <style:style style:name="T7" style:family="text">
      <style:text-properties style:text-line-through-style="none" style:text-line-through-type="none" fo:font-size="18pt" style:font-size-asian="15.75pt" style:font-size-complex="18pt"/>
    </style:style>
    <style:style style:name="T8" style:family="text">
      <style:text-properties style:text-line-through-style="none" style:text-line-through-type="none" fo:font-size="18pt" officeooo:rsid="0024d9c7" style:font-size-asian="15.75pt" style:font-size-complex="18pt"/>
    </style:style>
    <style:style style:name="T9" style:family="text">
      <style:text-properties officeooo:rsid="0022a405"/>
    </style:style>
    <style:style style:name="T10" style:family="text">
      <style:text-properties fo:font-size="18pt" officeooo:rsid="0029b392" style:font-size-asian="15.75pt" style:font-size-complex="18pt"/>
    </style:style>
    <style:style style:name="T11" style:family="text">
      <style:text-properties fo:font-size="18pt" officeooo:rsid="002a47a6" style:font-size-asian="15.75pt" style:font-size-complex="18pt"/>
    </style:style>
    <style:style style:name="T12" style:family="text">
      <style:text-properties officeooo:rsid="0029b392"/>
    </style:style>
    <style:style style:name="T13" style:family="text">
      <style:text-properties officeooo:rsid="002a47a6"/>
    </style:style>
    <style:style style:name="T14" style:family="text">
      <style:text-properties officeooo:rsid="002cb2b5"/>
    </style:style>
    <style:style style:name="T15" style:family="text">
      <style:text-properties officeooo:rsid="002ceff3"/>
    </style:style>
    <style:style style:name="T16" style:family="text">
      <style:text-properties officeooo:rsid="00323f7e"/>
    </style:style>
    <style:style style:name="T17" style:family="text">
      <style:text-properties officeooo:rsid="00333407"/>
    </style:style>
    <style:style style:name="T18" style:family="text">
      <style:text-properties officeooo:rsid="0038f56f"/>
    </style:style>
    <style:style style:name="T19" style:family="text">
      <style:text-properties officeooo:rsid="003defb1"/>
    </style:style>
    <style:style style:name="T20" style:family="text">
      <style:text-properties officeooo:rsid="003f5522"/>
    </style:style>
    <style:style style:name="T21" style:family="text">
      <style:text-properties officeooo:rsid="0040dab4"/>
    </style:style>
    <style:style style:name="T22" style:family="text">
      <style:text-properties officeooo:rsid="0041107f"/>
    </style:style>
    <style:style style:name="T23" style:family="text">
      <style:text-properties officeooo:rsid="00422f63"/>
    </style:style>
    <style:style style:name="T24" style:family="text">
      <style:text-properties officeooo:rsid="0046b9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İşaret Zamirleri</text:p>
      <text:p text:style-name="P1"/>
      <text:p text:style-name="P1">-)Bu</text:p>
      <text:p text:style-name="P1">-)Şu</text:p>
      <text:p text:style-name="P1">-)O</text:p>
      <text:p text:style-name="P1">-)BUNLAR</text:p>
      <text:p text:style-name="P1">-)ŞUNLAR</text:p>
      <text:p text:style-name="P1">-)ONLAR</text:p>
      <text:p text:style-name="P1">***************************************************</text:p>
      <text:p text:style-name="P1">Şahış Zamirleri <text:s/>---------<text:span text:style-name="T1">) (Kim sorusunun cevabı)</text:span></text:p>
      <text:p text:style-name="P1"/>
      <text:p text:style-name="P1">-)Ben</text:p>
      <text:p text:style-name="P1">-)Sen</text:p>
      <text:p text:style-name="P1">-)O</text:p>
      <text:p text:style-name="P1">-)Biz</text:p>
      <text:p text:style-name="P1">-)Siz </text:p>
      <text:p text:style-name="P1">-) Onlar</text:p>
      <text:p text:style-name="P1">***************************************************</text:p>
      <text:p text:style-name="P1">İyelik Zamirleri (Aitlik) (Sahiplik ) -----<text:span text:style-name="T1">) Kimin sorusunun cevabı</text:span></text:p>
      <text:p text:style-name="P1"/>
      <text:p text:style-name="P1">-)Benim </text:p>
      <text:p text:style-name="P1">-)Senin</text:p>
      <text:p text:style-name="P1">-) Onun</text:p>
      <text:p text:style-name="P1">-)Bizim</text:p>
      <text:p text:style-name="P1">-)Sizin</text:p>
      <text:p text:style-name="P1">-)Onların</text:p>
      <text:p text:style-name="P1"/>
      <text:p text:style-name="P2">Benim kalemim -------------) kalemim </text:p>
      <text:p text:style-name="P2">Benim annem ---------------) annem</text:p>
      <text:p text:style-name="P2"/>
      <text:p text:style-name="P2">Senin kalemin----------) kalemin </text:p>
      <text:p text:style-name="P2"/>
      <text:p text:style-name="P2"/>
      <text:p text:style-name="P2"/>
      <text:p text:style-name="P2"><text:soft-page-break/></text:p>
      <text:p text:style-name="P2"/>
      <text:p text:style-name="P3">İyelik Zamirleri</text:p>
      <text:p text:style-name="P3"/>
      <text:p text:style-name="P3">Benim -----------) -im -ım ve -m (Bir kelimenin sonuna geldiğinde)</text:p>
      <text:p text:style-name="P3"/>
      <text:p text:style-name="P3">Benim baba = baba+m = babam</text:p>
      <text:p text:style-name="P3">Benim kalem = kalem+im = kalemim </text:p>
      <text:p text:style-name="P3"/>
      <text:p text:style-name="P3">Benim peçete = peçete +m = peçetem</text:p>
      <text:p text:style-name="P3"/>
      <text:p text:style-name="P3">Benim yastık = yastık + ım =yastığım</text:p>
      <text:p text:style-name="P3"/>
      <text:p text:style-name="P3"/>
      <text:p text:style-name="P3">***********************************</text:p>
      <text:p text:style-name="P3"/>
      <text:p text:style-name="P4">Senin --------) -in – ın <text:s/>-n ( Bir kelimenin sonuna geldiğinde)</text:p>
      <text:p text:style-name="P4"/>
      <text:p text:style-name="P4">Senin bilgisiyar = bilgisiyar + ın = bilgisyarın</text:p>
      <text:p text:style-name="P4"/>
      <text:p text:style-name="P5">Senin kalem = kalem+in =kalemin</text:p>
      <text:p text:style-name="P5"/>
      <text:p text:style-name="P5">Senin baba= baba+n= baban</text:p>
      <text:p text:style-name="P5"/>
      <text:p text:style-name="P5">*******************************************</text:p>
      <text:p text:style-name="P5"/>
      <text:p text:style-name="P5">Onun --------) -i, -ı, <text:span text:style-name="T9">sı -si </text:span></text:p>
      <text:p text:style-name="P5"/>
      <text:p text:style-name="P5">Onun anne = anne<text:span text:style-name="T9">+</text:span>si <text:span text:style-name="T9">= annesi</text:span></text:p>
      <text:p text:style-name="P5">Onun kalem = kalem+i= kalemi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Bizim-------------) - imiz , -ımız , <text:span text:style-name="T2">mız ,</text:span><text:span text:style-name="T3">miz <text:s/>- umuz <text:s/>--- -ümüz</text:span></text:p>
      <text:p text:style-name="P32"/>
      <text:p text:style-name="P32">Bizim bilgisayar = bilgisiyar + ımız = bilgisayarımız </text:p>
      <text:p text:style-name="P32"/>
      <text:p text:style-name="P32">Bizim kalem = kalem+imiz = kalemimiz</text:p>
      <text:p text:style-name="P32"/>
      <text:p text:style-name="P34">Bizim anne = anne+miz =annemiz</text:p>
      <text:p text:style-name="P34"/>
      <text:p text:style-name="P34">Bizim çanta = çanta + mız= çantamız</text:p>
      <text:p text:style-name="P34"/>
      <text:p text:style-name="P34">************************************************</text:p>
      <text:p text:style-name="P34"/>
      <text:p text:style-name="P34">Sizin ---------------) <text:s/>-iniz , - ınız ,-unuz ,– ünüz , -niz ,-nız</text:p>
      <text:p text:style-name="P34"/>
      <text:p text:style-name="P35">Sizin bilgisayar = bilgisayar + ınız =bilgisayarınız</text:p>
      <text:p text:style-name="P35"/>
      <text:p text:style-name="P35">Sizin kalem = kalem+iniz = kaleminiz</text:p>
      <text:p text:style-name="P35"/>
      <text:p text:style-name="P35">Sizin çanta = çanta+nız = çantanız</text:p>
      <text:p text:style-name="P35"/>
      <text:p text:style-name="P35">Sizin anne = anne+niz = anneniz</text:p>
      <text:p text:style-name="P35"/>
      <text:p text:style-name="P35">****************************************************</text:p>
      <text:p text:style-name="P35"/>
      <text:p text:style-name="P6"><text:span text:style-name="T3">Onlar</text:span><text:span text:style-name="T4">ın</text:span><text:span text:style-name="T3"> ----------------) i-ı , - , si , </text:span><text:span text:style-name="T5">sı </text:span></text:p>
      <text:p text:style-name="P35"/>
      <text:p text:style-name="P7"><text:span text:style-name="T3">Onların bilgis</text:span><text:span text:style-name="T6">a</text:span><text:span text:style-name="T3">yar = bilgis</text:span><text:span text:style-name="T6">a</text:span><text:span text:style-name="T3">yar + ı = bilgis</text:span><text:span text:style-name="T6">a</text:span><text:span text:style-name="T3">yarı</text:span></text:p>
      <text:p text:style-name="P36"/>
      <text:p text:style-name="P36">Onların kalem = kalem+i = kalemi</text:p>
      <text:p text:style-name="P36"/>
      <text:p text:style-name="P36">Onların çanta = çanta+sı =çantası</text:p>
      <text:p text:style-name="P36"/>
      <text:p text:style-name="P36"/>
      <text:p text:style-name="P35"><text:soft-page-break/></text:p>
      <text:p text:style-name="P39">************İyelik Zamirleri Uygulması ******************</text:p>
      <text:p text:style-name="P38">QUSAY</text:p>
      <text:p text:style-name="P37">Benim misafirim = benim misafir+im</text:p>
      <text:p text:style-name="P37"/>
      <text:p text:style-name="P37">Senin misafirin= senin misafir+in</text:p>
      <text:p text:style-name="P37"/>
      <text:p text:style-name="P40"><text:span text:style-name="T8">O</text:span><text:span text:style-name="T7">nun misafiri = onun misafir + I</text:span></text:p>
      <text:p text:style-name="P33"/>
      <text:p text:style-name="P38">Bizim misafirimiz = bizim misafir+imiz</text:p>
      <text:p text:style-name="P5"/>
      <text:p text:style-name="P8">Sizin misafiriniz= Sizin misafir + iniz</text:p>
      <text:p text:style-name="P8"/>
      <text:p text:style-name="P8">Onların misafiri = Onlar misafir + I</text:p>
      <text:p text:style-name="P8"/>
      <text:p text:style-name="P8"/>
      <text:p text:style-name="P8">**************************************************</text:p>
      <text:p text:style-name="P8">Muhammed <text:s text:c="2"/>-------) Örtü</text:p>
      <text:p text:style-name="P8"/>
      <text:p text:style-name="P9">Benim örtüm = benim örtü + m </text:p>
      <text:p text:style-name="P9"/>
      <text:p text:style-name="P9">Senin örtün = senin örtü + n</text:p>
      <text:p text:style-name="P9"/>
      <text:p text:style-name="P9">Onun örtüsü = onun örtü + sü</text:p>
      <text:p text:style-name="P9"/>
      <text:p text:style-name="P9">Bizim örtümüz = bizim örtü + müz </text:p>
      <text:p text:style-name="P9"/>
      <text:p text:style-name="P9">Sizin örtünüz = sizin örtü + nüz </text:p>
      <text:p text:style-name="P9"/>
      <text:p text:style-name="P9">Onların örtüsü = onların örtü + sü</text:p>
      <text:p text:style-name="P9"/>
      <text:p text:style-name="P9"/>
      <text:p text:style-name="P9"/>
      <text:p text:style-name="P9"/>
      <text:p text:style-name="P8"/>
      <text:p text:style-name="P8"><text:soft-page-break/></text:p>
      <text:p text:style-name="P10">Şahıs Zamiri uygulanması</text:p>
      <text:p text:style-name="P10"/>
      <text:p text:style-name="P10">Ben , Sen , O , Biz , Siz , Onlar </text:p>
      <text:p text:style-name="P10"/>
      <text:p text:style-name="P10">Doktor</text:p>
      <text:p text:style-name="P10"/>
      <text:p text:style-name="P10"/>
      <text:p text:style-name="P10">Ben --------) um ,üm, im ,ım ,m</text:p>
      <text:p text:style-name="P10">Ben doktorum</text:p>
      <text:p text:style-name="P10">**********************************</text:p>
      <text:p text:style-name="P10">Sen --------) sın ,sin sun,sün </text:p>
      <text:p text:style-name="P10"/>
      <text:p text:style-name="P10">Sen doktorsun</text:p>
      <text:p text:style-name="P10">*************************************</text:p>
      <text:p text:style-name="P10">O ---------) ek yok</text:p>
      <text:p text:style-name="P10"/>
      <text:p text:style-name="P10">O doktor</text:p>
      <text:p text:style-name="P10">**************************************</text:p>
      <text:p text:style-name="P10">Biz -------) uz – üz iz ız</text:p>
      <text:p text:style-name="P10"/>
      <text:p text:style-name="P10">Biz doktoruz </text:p>
      <text:p text:style-name="P10">*************************************</text:p>
      <text:p text:style-name="P11">Siz -------) <text:span text:style-name="T12">siniz sınız sunuz ,sünüz </text:span></text:p>
      <text:p text:style-name="P11"/>
      <text:p text:style-name="P12">Siz doktorsunuz</text:p>
      <text:p text:style-name="P4"/>
      <text:p text:style-name="P4">*************************************</text:p>
      <text:p text:style-name="P12">Onlar ------) yok ek yok</text:p>
      <text:p text:style-name="P12"/>
      <text:p text:style-name="P12">Onlar doktor </text:p>
      <text:p text:style-name="P12"/>
      <text:p text:style-name="P12"/>
      <text:p text:style-name="P12"/>
      <text:p text:style-name="P12"/>
      <text:p text:style-name="P12"><text:soft-page-break/></text:p>
      <text:p text:style-name="P12">İyelik zamiri <text:s text:c="41"/>Şahıs Zamirleri</text:p>
      <text:p text:style-name="P12"/>
      <text:p text:style-name="P12">1-)Benim <text:s text:c="45"/>1-)Ben</text:p>
      <text:p text:style-name="P41"><text:span text:style-name="T10">(ım-im -um üm m) <text:s text:c="32"/>( -</text:span><text:span text:style-name="T11">um</text:span><text:span text:style-name="T10"> – üm -m -im ım)</text:span></text:p>
      <text:p text:style-name="P12">Benim doktorum <text:s text:c="37"/>Ben dokto<text:span text:style-name="T13">rum</text:span></text:p>
      <text:p text:style-name="P14">my Doctor <text:s text:c="48"/>I am a doctor</text:p>
      <text:p text:style-name="P13"><text:s/></text:p>
      <text:p text:style-name="P13">*****************************************************</text:p>
      <text:p text:style-name="P14">2-) Senin <text:s text:c="46"/>2-)Sen</text:p>
      <text:p text:style-name="P14">(ın -in <text:s/>un ün n) <text:s text:c="37"/>( -sın -sin -sun – sun)</text:p>
      <text:p text:style-name="P14">Senin doktorun <text:s text:c="39"/>Sen doktorsun <text:s text:c="23"/></text:p>
      <text:p text:style-name="P14">Your doctor <text:s text:c="45"/>You are a doctor <text:s text:c="22"/></text:p>
      <text:p text:style-name="P14">*****************************************************</text:p>
      <text:p text:style-name="P15">3-) Onun <text:s text:c="48"/>3-) O</text:p>
      <text:p text:style-name="P15">( <text:s/>ı -i si sı su sü ) <text:s text:c="37"/>( ek yok)</text:p>
      <text:p text:style-name="P15">Onun doktoru <text:s text:c="42"/>O doktor <text:s text:c="19"/></text:p>
      <text:p text:style-name="P15">His doctor <text:s text:c="47"/>He is doctor <text:s text:c="20"/></text:p>
      <text:p text:style-name="P15">*****************************************************</text:p>
      <text:p text:style-name="P16">4-)Bizim <text:s text:c="48"/><text:span text:style-name="T14">4-) Biz</text:span></text:p>
      <text:p text:style-name="P16">(imiz ımız umuz ümüz) <text:s text:c="29"/><text:span text:style-name="T14">( ız – iz -uz -üz )</text:span></text:p>
      <text:p text:style-name="P16">Bizim doktor<text:span text:style-name="T14">umuz <text:s text:c="37"/>Biz doktoruz <text:s text:c="19"/></text:span></text:p>
      <text:p text:style-name="P17">Our doctor <text:s text:c="49"/>We are doctors <text:s text:c="17"/>*****************************************************5-) Sizin <text:s text:c="49"/>5-) Siz</text:p>
      <text:p text:style-name="P17"><text:s/>( iniz -ınız unuz ünüz) <text:s text:c="26"/>(siniz -sınız sunuz sünüz)</text:p>
      <text:p text:style-name="P17">Sizin doktorsunuz <text:s text:c="37"/>Siz doktorsunuz <text:s text:c="16"/></text:p>
      <text:p text:style-name="P17">Your doctors <text:s text:c="45"/>You are doctors <text:s text:c="19"/></text:p>
      <text:p text:style-name="P17">*****************************************************</text:p>
      <text:p text:style-name="P17">6-)Onların <text:s text:c="46"/><text:span text:style-name="T15">6-) Onlar</text:span></text:p>
      <text:p text:style-name="P18">(u – ü ı -i ) <text:s text:c="48"/><text:span text:style-name="T15">( ek yok )</text:span></text:p>
      <text:p text:style-name="P18"><text:span text:style-name="T15">Onların doktoru</text:span> <text:s text:c="43"/><text:span text:style-name="T15">Onlar doktor</text:span></text:p>
      <text:p text:style-name="P18"><text:span text:style-name="T15">Their doctor</text:span> <text:s text:c="47"/><text:span text:style-name="T15">They are doctor</text:span></text:p>
      <text:p text:style-name="P12"/>
      <text:p text:style-name="P12"/>
      <text:p text:style-name="P12"><text:soft-page-break/></text:p>
      <text:p text:style-name="P4"/>
      <text:p text:style-name="P3"/>
      <text:p text:style-name="P3"/>
      <text:p text:style-name="P19">Sayı olarak -------)100.000 <text:s text:c="2"/>****** </text:p>
      <text:p text:style-name="P19"/>
      <text:p text:style-name="P19">Yazı olarak -------)Yüz bin <text:s/>******* Sayılar yazı olarak yazılırken </text:p>
      <text:p text:style-name="P19"/>
      <text:p text:style-name="P19"><text:s text:c="63"/>arada muhakkak boşluk </text:p>
      <text:p text:style-name="P19"/>
      <text:p text:style-name="P19"><text:s text:c="67"/>bırakılacak</text:p>
      <text:p text:style-name="P19"/>
      <text:p text:style-name="P19">Muhammed’in örneği</text:p>
      <text:p text:style-name="P19"/>
      <text:p text:style-name="P19">Sayı olarak -------) 100100</text:p>
      <text:p text:style-name="P19"/>
      <text:p text:style-name="P19">Yazı olarak--------) Yüz bin yüz</text:p>
      <text:p text:style-name="P19"/>
      <text:p text:style-name="P19">**************************************</text:p>
      <text:p text:style-name="P20">Qusay’ın Örneği</text:p>
      <text:p text:style-name="P20"/>
      <text:p text:style-name="P20">Sayı olarak ------) 200.002 <text:s text:c="17"/></text:p>
      <text:p text:style-name="P20"/>
      <text:p text:style-name="P20">Y<text:span text:style-name="T16">azı olarak ------) <text:s/>İki yüz bin iki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1">Sıra Sayıları (.) -----) Eğer sayının sonuna bir nokta konulmuş ise bu artık bir sıra sayısıdır</text:p>
      <text:p text:style-name="P21"/>
      <text:p text:style-name="P21">1---) Bir</text:p>
      <text:p text:style-name="P21">1. ---) Birinci (sıra sayısıdır) (first) </text:p>
      <text:p text:style-name="P21"/>
      <text:p text:style-name="P21">ekleri şudur----) ( -inci -uncu -üncü -ncü -ncu -nci )</text:p>
      <text:p text:style-name="P21"/>
      <text:p text:style-name="P22">İki (2)</text:p>
      <text:p text:style-name="P22">2. ------- iki ----) iki+nci = ikinci <text:s text:c="3"/></text:p>
      <text:p text:style-name="P22">1.-------- bir-----)bir + inci=birinci</text:p>
      <text:p text:style-name="P22">3.------- üç -----) üç+üncü = üçüncü</text:p>
      <text:p text:style-name="P22">4.------- dört----) dört+üncü =dördüncü</text:p>
      <text:p text:style-name="P22">5.------- beş-----)beş+inci = beşinci</text:p>
      <text:p text:style-name="P22"/>
      <text:p text:style-name="P22">******************************************</text:p>
      <text:p text:style-name="P22">Eğer sayının son harfi “ünlü harf” ise sondaki ünlü harf tekrar etmez bundan dolayı kullanılacak ekler <text:s text:c="2"/>------) ( ncü ,ncu ,nci)</text:p>
      <text:p text:style-name="P22"/>
      <text:p text:style-name="P22">7 ---) yedi -----) son harfi ünlü harf ise ( ncü, nci ,ncu)</text:p>
      <text:p text:style-name="P22">7.---) yedi+ <text:span text:style-name="T17">nci = yedinci </text:span></text:p>
      <text:p text:style-name="P22"/>
      <text:p text:style-name="P22">***************************************************</text:p>
      <text:p text:style-name="P22"/>
      <text:p text:style-name="P22">Eğere sayının son harfi “ünlü harf değilse “ ekler getirilirken başında ünlü harf olanlar eklenmeli--------) ( inci uncu üncü)</text:p>
      <text:p text:style-name="P22"/>
      <text:p text:style-name="P23">8 -----) sekiz ------) son harf ünlü değilse ( inci , uncu , üncü)</text:p>
      <text:p text:style-name="P23">8.-----) sekiz+ inci = sekizinci .</text:p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2"/>
      <text:p text:style-name="P23">Muhammed’in Örneği</text:p>
      <text:p text:style-name="P23"/>
      <text:p text:style-name="P23">9 ---) Dokuz -----------------) (uncu, inci ,üncü) </text:p>
      <text:p text:style-name="P23">9.---) Dokuz + uncu = Dokuzuncu</text:p>
      <text:p text:style-name="P23"/>
      <text:p text:style-name="P23"/>
      <text:p text:style-name="P23">Qusay’ ın Örneği</text:p>
      <text:p text:style-name="P23"/>
      <text:p text:style-name="P23">30 -----) otuz <text:s/>-----) (uncu üncü inci )</text:p>
      <text:p text:style-name="P23">30.------) otuz+uncu = otuzuncu </text:p>
      <text:p text:style-name="P23"/>
      <text:p text:style-name="P23"/>
      <text:p text:style-name="P23">kural***********</text:p>
      <text:p text:style-name="P23"/>
      <text:p text:style-name="P23">kelimenin içinde ki son ünlü harfe bakılır ve o ünlü harf ile başlayan “ek” kelimeye eklenir.</text:p>
      <text:p text:style-name="P23">**********************************************</text:p>
      <text:p text:style-name="P25">Aylar <text:s text:c="37"/></text:p>
      <text:p text:style-name="P24">1. Ocak</text:p>
      <text:p text:style-name="P24">2. Şubat <text:s text:c="40"/><text:span text:style-name="T18">Bir ay 30 gün.</text:span></text:p>
      <text:p text:style-name="P24">3.Mart</text:p>
      <text:p text:style-name="P24">4.Nisan</text:p>
      <text:p text:style-name="P24">5.Mayıs</text:p>
      <text:p text:style-name="P24">6.Haziran</text:p>
      <text:p text:style-name="P24">7.Temmuz</text:p>
      <text:p text:style-name="P24">8.Ağustos</text:p>
      <text:p text:style-name="P24">9.Eylül</text:p>
      <text:p text:style-name="P24">10.Ekim</text:p>
      <text:p text:style-name="P24">11.Kasım </text:p>
      <text:p text:style-name="P24">12.Aralık</text:p>
      <text:p text:style-name="P24"/>
      <text:p text:style-name="P24"/>
      <text:p text:style-name="P24"><text:soft-page-break/></text:p>
      <text:p text:style-name="P24">Mevsimler</text:p>
      <text:p text:style-name="P24"/>
      <text:p text:style-name="P24">1.İlkbahar</text:p>
      <text:p text:style-name="P24">2.Yaz</text:p>
      <text:p text:style-name="P24">3.Sonbahar</text:p>
      <text:p text:style-name="P24">4.Kış</text:p>
      <text:p text:style-name="P24">**************************************************</text:p>
      <text:p text:style-name="P24">İlkbahar <text:s text:c="14"/>Yaz <text:s text:c="17"/>Sonbahar <text:s text:c="15"/>Kış</text:p>
      <text:p text:style-name="P24">Mart <text:s text:c="16"/>Haziran <text:s text:c="13"/>Eylül <text:s text:c="21"/>Ocak</text:p>
      <text:p text:style-name="P24">Nisan <text:s text:c="15"/>Temmuz <text:s text:c="12"/>Ekim <text:s text:c="21"/>Şubat</text:p>
      <text:p text:style-name="P24">Mayıs <text:s text:c="14"/>Ağustos <text:s text:c="13"/>Kasım <text:s text:c="19"/>Aralık</text:p>
      <text:p text:style-name="P24"/>
      <text:p text:style-name="P24">**************************************************</text:p>
      <text:p text:style-name="P24">1 Yılda </text:p>
      <text:p text:style-name="P24">12 ay var</text:p>
      <text:p text:style-name="P24">4 mevsim </text:p>
      <text:p text:style-name="P24">Her mevsim 3 AY</text:p>
      <text:p text:style-name="P24"/>
      <text:p text:style-name="P24">*************************************************</text:p>
      <text:p text:style-name="P26">Günlerimiz <text:s text:c="20"/>Bir hafta 7 gün</text:p>
      <text:p text:style-name="P26"/>
      <text:p text:style-name="P26"/>
      <text:p text:style-name="P26">Pazartesi <text:s text:c="32"/>Hafta içi <text:s text:c="16"/>Hafta sonu</text:p>
      <text:p text:style-name="P26">Salı <text:s text:c="25"/>* <text:s text:c="15"/>Pazartesi <text:s text:c="5"/>* <text:s text:c="6"/>Cumartesi</text:p>
      <text:p text:style-name="P26">Çarşamba <text:s text:c="16"/>* <text:s text:c="15"/>Salı <text:s text:c="13"/>* <text:s text:c="6"/>Pazar</text:p>
      <text:p text:style-name="P26">Perşembe <text:s text:c="16"/>* <text:s text:c="15"/>Çarşamba</text:p>
      <text:p text:style-name="P26">Cuma <text:s text:c="22"/>* <text:s text:c="16"/>Perşembe </text:p>
      <text:p text:style-name="P26">Cumartesi <text:s text:c="16"/>* <text:s text:c="15"/>Cuma <text:s text:c="52"/></text:p>
      <text:p text:style-name="P26">Pazar</text:p>
      <text:p text:style-name="P26"/>
      <text:p text:style-name="P26">Dün-----)Yesterday</text:p>
      <text:p text:style-name="P26">Bugün----) Today</text:p>
      <text:p text:style-name="P26">Yarın -------) Tomorrow</text:p>
      <text:p text:style-name="P26"/>
      <text:p text:style-name="P26"><text:soft-page-break/></text:p>
      <text:p text:style-name="P26">Dün <text:s text:c="41"/>yarın</text:p>
      <text:p text:style-name="P26">2 gün önce <text:s text:c="30"/>2 gün sonra </text:p>
      <text:p text:style-name="P26"><text:s/>önce ---) before <text:s text:c="22"/>sonra-----) after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de…….de bağlacı / <text:s/>da ……….da bağlacı </text:p>
      <text:p text:style-name="P27"/>
      <text:p text:style-name="P27">Eğer bir şeyin hepsini istiyorsanız onu “de de” bağlacı ya da “da da” bağlacı <text:s/><text:span text:style-name="T19">ile </text:span>ifade ederiz</text:p>
      <text:p text:style-name="P27"/>
      <text:p text:style-name="P27"/>
      <text:p text:style-name="P27">Ben süt istiyorum ve çikolata = Ben süt de istiyorum çikolata da</text:p>
      <text:p text:style-name="P27"/>
      <text:p text:style-name="P27">de…..de <text:s text:c="3"/>ve ya da…..da bağlacını istedi<text:span text:style-name="T20">ği</text:span>miz ürünün sonuna ekliyoruz..</text:p>
      <text:p text:style-name="P27"/>
      <text:p text:style-name="P27"/>
      <text:p text:style-name="P27">Ben elma da istiyorum çilek de</text:p>
      <text:p text:style-name="P27"/>
      <text:p text:style-name="P27">Ben <text:s/>playstation da istiyorum macbook da istiyorum</text:p>
      <text:p text:style-name="P27"/>
      <text:p text:style-name="P27">Ben kuran da istiyorum mescit de istiyorsun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8">İle = with </text:p>
      <text:p text:style-name="P28"/>
      <text:p text:style-name="P43">Ben ile Muhammed çok iyi arkadaşız </text:p>
      <text:p text:style-name="P43">Benle Muhammed çok iyi arkadaşız</text:p>
      <text:p text:style-name="P28"/>
      <text:p text:style-name="P28"/>
      <text:p text:style-name="P28">İle -------) le , la , yle ,yla <text:s/>( dönüşümü)</text:p>
      <text:p text:style-name="P28">********************************************</text:p>
      <text:p text:style-name="P28">1-) ile---------) la</text:p>
      <text:p text:style-name="P28"/>
      <text:p text:style-name="P28">Kelimenin içinde ki son ünlü harf <text:s/>“a ı o u” ise <text:s/>“ile” ---) “la” olur</text:p>
      <text:p text:style-name="P28"/>
      <text:p text:style-name="P28">(a ı o u )-------- ) la</text:p>
      <text:p text:style-name="P28"/>
      <text:p text:style-name="P28">Kitap ile = kitap +la = kitapla</text:p>
      <text:p text:style-name="P28">Kız ile = kız +la = kızla</text:p>
      <text:p text:style-name="P28"/>
      <text:p text:style-name="P28">**********************************************</text:p>
      <text:p text:style-name="P28">2-) ile --------) le </text:p>
      <text:p text:style-name="P28"/>
      <text:p text:style-name="P28">Kelimenin içinde ki son ünlü harf <text:s/>“e ö ü i” ise <text:s/>“ile” ---) “le” olur</text:p>
      <text:p text:style-name="P28"/>
      <text:p text:style-name="P28">(e ö ü I) -------) le </text:p>
      <text:p text:style-name="P28"><text:s/></text:p>
      <text:p text:style-name="P28">Kalem ile = kalem +le = kalemle <text:span text:style-name="T22">= kalem ile </text:span></text:p>
      <text:p text:style-name="P28">Kemik ile = kemik + le = kemikle *********************************************</text:p>
      <text:p text:style-name="P28">3-) ile --------) yle , yla </text:p>
      <text:p text:style-name="P28"/>
      <text:p text:style-name="P29">Türkçede iki ünlü harf <text:span text:style-name="T21">asla </text:span>yan yana gelmez </text:p>
      <text:p text:style-name="P29"/>
      <text:p text:style-name="P28">Eğer kelime bir ünlü harf ile bitiyorsa “ile” kelimesinde ki “i”--)”y” olur</text:p>
      <text:p text:style-name="P28"><text:soft-page-break/></text:p>
      <text:p text:style-name="P30">Harita---- Haritaile -----) yanlış iki ünlü harf yan <text:s/>yana gelmez</text:p>
      <text:p text:style-name="P30"/>
      <text:p text:style-name="P30"/>
      <text:p text:style-name="P30"/>
      <text:p text:style-name="P30">Harita ile = i---) y </text:p>
      <text:p text:style-name="P30"/>
      <text:p text:style-name="P30">Harita ile = harita + yla = haritayla </text:p>
      <text:p text:style-name="P30"><text:s/></text:p>
      <text:p text:style-name="P30"/>
      <text:p text:style-name="P31">Meyve ile = meyveile -----) yanlış <text:span text:style-name="T23">iki ünlü harf yan <text:s/>yana gelmez</text:span></text:p>
      <text:p text:style-name="P31"/>
      <text:p text:style-name="P31">Meyve ile = i---) y</text:p>
      <text:p text:style-name="P31"/>
      <text:p text:style-name="P31">Meyve ile = meyve + yle = meyveyle </text:p>
      <text:p text:style-name="P28"/>
      <text:p text:style-name="P28"/>
      <text:p text:style-name="P28"/>
      <text:p text:style-name="P28"/>
      <text:p text:style-name="P43">You are my friend</text:p>
      <text:p text:style-name="P43">You’re my friend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5"><text:span text:style-name="T24">1-)</text:span>Önünde ( in front of )</text:p>
      <text:p text:style-name="P45"/>
      <text:p text:style-name="P45">Telefon kağıdın önünde </text:p>
      <text:p text:style-name="P45"/>
      <text:p text:style-name="P45">A phone is in front of the paper</text:p>
      <text:p text:style-name="P45"/>
      <text:p text:style-name="P45"/>
      <text:p text:style-name="P45"><text:span text:style-name="T24">2-)</text:span>Arkasında (behind)</text:p>
      <text:p text:style-name="P45"/>
      <text:p text:style-name="P45">Telefon, kağıdın <text:span text:style-name="T24">arkasında</text:span></text:p>
      <text:p text:style-name="P45"/>
      <text:p text:style-name="P46">3-)Üstünde ( on , above)</text:p>
      <text:p text:style-name="P46"/>
      <text:p text:style-name="P46">Telefon ,kağıdın üstünde</text:p>
      <text:p text:style-name="P46"/>
      <text:p text:style-name="P46">4-)Altında ( under , below,,,)</text:p>
      <text:p text:style-name="P46"/>
      <text:p text:style-name="P46">Telefon, kağıdın altında </text:p>
      <text:p text:style-name="P46"/>
      <text:p text:style-name="P46">5-) Arasında ( among , between)</text:p>
      <text:p text:style-name="P46"/>
      <text:p text:style-name="P46">Telefon kartların arasında</text:p>
      <text:p text:style-name="P46"/>
      <text:p text:style-name="P46">6-) İçinde ( inside , in , into)</text:p>
      <text:p text:style-name="P46"/>
      <text:p text:style-name="P47">Kalem bardağın içinde </text:p>
      <text:p text:style-name="P47"/>
      <text:p text:style-name="P47">7-) Yanında (beside)</text:p>
      <text:p text:style-name="P47"/>
      <text:p text:style-name="P47">Telefon bardağın yanında </text:p>
      <text:p text:style-name="P47"/>
      <text:p text:style-name="P47"/>
      <text:p text:style-name="P47"><text:soft-page-break/></text:p>
      <text:p text:style-name="P47"/>
      <text:p text:style-name="P47">Sol= Left</text:p>
      <text:p text:style-name="P47">Sağ= Right</text:p>
      <text:p text:style-name="P47"/>
      <text:p text:style-name="P47">Telefon bardağın sağında (yanında)</text:p>
      <text:p text:style-name="P47"/>
      <text:p text:style-name="P47">Telefon bardağın solunda ( yanında)</text:p>
      <text:p text:style-name="P46"/>
      <text:p text:style-name="P48">Karşıda ( opposite , across)</text:p>
      <text:p text:style-name="P48"/>
      <text:p text:style-name="P48"/>
      <text:p text:style-name="P46"/>
      <text:p text:style-name="P46"/>
      <text:p text:style-name="P45"/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7:15:28.120464206</meta:creation-date>
    <dc:date>2021-09-03T19:11:24.286595561</dc:date>
    <meta:editing-duration>PT1H39M54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5" meta:paragraph-count="259" meta:word-count="1265" meta:character-count="9960" meta:non-whitespace-character-count="6886"/>
  </office:meta>
</office:document-meta>
</file>